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3">
          <table:table-cell office:value-type="string">
            <text:p>V_Alpha3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3">
          <table:table-cell office:value-type="string">
            <text:p>V_Sigm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3">
          <table:table-cell office:value-type="string">
            <text:p>V_Sigma2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3">
          <table:table-cell office:value-type="string">
            <text:p>V_Sigma3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70">
            <text:p>7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">
            <text:p>8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750">
            <text:p>7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3">
          <table:table-cell office:value-type="string">
            <text:p>V_Delta2</text:p>
          </table:table-cell>
          <table:table-cell table:style-name="ce4" office:value-type="float" office:value="975">
            <text:p>9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3">
          <table:table-cell office:value-type="string">
            <text:p>V_Delta3</text:p>
          </table:table-cell>
          <table:table-cell table:style-name="ce4" office:value-type="float" office:value="900">
            <text:p>9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285">
            <text:p>28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2/20/2016</text:date>, <text:time>21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0T21:32:29.29</dc:date>
    <dc:creator>Wister </dc:creator>
    <meta:editing-duration>PT1H59M10S</meta:editing-duration>
    <meta:editing-cycles>72</meta:editing-cycles>
    <meta:document-statistic meta:table-count="1" meta:cell-count="697" meta:object-count="0"/>
  </office:meta>
</office:document-meta>
</file>